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7cm" draw:marker-end-width="0.257cm" draw:textarea-horizontal-align="justify" draw:textarea-vertical-align="middle" draw:auto-grow-height="false" fo:min-height="7.75cm" fo:min-width="4cm" fo:padding-top="0.127cm" fo:padding-bottom="0.127cm" fo:padding-left="0.252cm" fo:padding-right="0.252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线条箭头_20_1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线条箭头_20_2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6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6cm" fo:min-width="0cm" loext:decorative="false"/>
      <style:paragraph-properties style:writing-mode="lr-tb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objectwithoutfill">
      <style:graphic-properties svg:stroke-color="#ffb66c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631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4.25cm" loext:decorative="false"/>
    </style:style>
    <style:style style:name="gr15" style:family="graphic" style:parent-style-name="standard">
      <style:graphic-properties svg:stroke-width="0.035cm" draw:marker-start-width="0.257cm" draw:marker-end-width="0.257cm" draw:textarea-horizontal-align="justify" draw:textarea-vertical-align="middle" draw:auto-grow-height="false" fo:min-height="6.746cm" fo:min-width="9.746cm" fo:padding-top="0.127cm" fo:padding-bottom="0.127cm" fo:padding-left="0.252cm" fo:padding-right="0.252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491cm" loext:decorative="false"/>
      <style:paragraph-properties style:writing-mode="lr-tb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.21cm" fo:min-width="0.75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25cm" fo:min-width="3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cm" loext:decorative="false"/>
      <style:paragraph-properties style:writing-mode="lr-tb"/>
    </style:style>
    <style:style style:name="gr20" style:family="graphic" style:parent-style-name="objectwithoutfill">
      <style:graphic-properties draw:marker-end="线条箭头_20_13" draw:marker-end-width="0.3cm" draw:fill="none" draw:textarea-vertical-align="middle" loext:decorative="false"/>
    </style:style>
    <style:style style:name="gr21" style:family="graphic" style:parent-style-name="standard">
      <style:graphic-properties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 loext:decorative="false"/>
      <style:paragraph-properties style:writing-mode="lr-tb"/>
    </style:style>
    <style:style style:name="gr23" style:family="graphic" style:parent-style-name="objectwithoutfill">
      <style:graphic-properties draw:stroke="dash" draw:stroke-dash="Dot" svg:stroke-linecap="butt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95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5cm" fo:min-width="1.75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49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19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1.75cm" fo:min-width="14cm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83cm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812cm" fo:min-width="0.914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97cm" loext:decorative="false"/>
      <style:paragraph-properties style:writing-mode="lr-tb"/>
    </style:style>
    <style:style style:name="gr35" style:family="graphic" style:parent-style-name="objectwithoutfill">
      <style:graphic-properties draw:marker-end="线条箭头_20_14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63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42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7cm" fo:min-width="0cm" loext:decorative="false"/>
      <style:paragraph-properties style:writing-mode="lr-tb"/>
    </style:style>
    <style:style style:name="gr39" style:family="graphic" style:parent-style-name="objectwithoutfill">
      <style:graphic-properties draw:marker-end="线条箭头_20_15" draw:marker-end-width="0.3cm" draw:fill="none" draw:textarea-vertical-align="middle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 loext:decorative="false"/>
      <style:paragraph-properties style:writing-mode="lr-tb"/>
    </style:style>
    <style:style style:name="gr41" style:family="graphic" style:parent-style-name="objectwithoutfill">
      <style:graphic-properties draw:marker-end="线条箭头_20_17" draw:marker-end-width="0.3cm" draw:fill="none" draw:textarea-vertical-align="middle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3cm" fo:min-width="0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17cm" loext:decorative="false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93cm" style:use-optimal-row-height="false"/>
    </style:style>
    <style:style style:name="ro3" style:family="table-row">
      <style:table-row-properties style:row-height="1.059cm" style:use-optimal-row-height="false"/>
    </style:style>
    <style:style style:name="ro4" style:family="table-row">
      <style:table-row-properties style:row-height="1.124cm" style:use-optimal-row-height="false"/>
    </style:style>
    <style:style style:name="ro5" style:family="table-row">
      <style:table-row-properties style:row-height="1.089cm" style:use-optimal-row-height="false"/>
    </style:style>
    <style:style style:name="ce1" style:family="table-cell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3" style:family="table-cell">
      <loext:graphic-properties draw:textarea-vertical-align="middle"/>
      <style:text-properties style:font-name="Arial" fo:font-size="12pt" style:font-size-asian="12pt" style:font-size-complex="12pt"/>
    </style:style>
    <style:style style:name="ce4" style:family="table-cell">
      <loext:graphic-properties draw:textarea-vertical-align="middle"/>
      <style:text-properties style:font-name="Arial" fo:font-size="12pt" style:font-name-asian="Arial" style:font-size-asian="12pt" style:font-size-complex="12pt"/>
    </style:style>
    <style:style style:name="ce5" style:family="table-cell">
      <loext:graphic-properties draw:textarea-vertical-align="middle"/>
      <style:text-properties fo:font-size="12pt" style:font-size-asian="12pt" style:font-size-complex="12pt"/>
    </style:style>
    <style:style style:name="ce6" style:family="table-cell">
      <style:text-properties style:font-name="Arial" fo:font-size="12pt" style:font-size-asian="12pt" style:font-size-complex="12pt"/>
    </style:style>
    <style:style style:name="ce7" style:family="table-cell">
      <style:text-properties style:font-name="Arial" fo:font-size="12pt" style:font-name-asian="Arial" style:font-size-asian="12pt" style:font-size-complex="12pt"/>
    </style:style>
    <style:style style:name="ce8" style:family="table-cell">
      <style:text-properties fo:font-size="12pt" style:font-size-asian="12pt" style:font-size-complex="12pt"/>
    </style:style>
    <style:style style:name="ce9" style:family="table-cell">
      <style:paragraph-properties fo:text-align="center"/>
      <style:text-properties style:font-name="Arial" fo:font-size="12pt" style:font-size-asian="12pt" style:font-size-complex="12pt"/>
    </style:style>
    <style:style style:name="ce10" style:family="table-cell">
      <loext:graphic-properties draw:textarea-vertical-align="middle"/>
      <style:paragraph-properties fo:text-align="center"/>
      <style:text-properties style:font-name="Arial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fb66c" loext:opacity="100%"/>
    </style:style>
    <style:style style:name="P6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000000"/>
      <style:paragraph-properties fo:text-align="center" style:writing-mode="lr-tb"/>
    </style:style>
    <style:style style:name="P9" style:family="paragraph"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style:font-name="Arial" fo:font-size="12pt" style:font-size-asian="12pt" style:font-size-complex="12pt"/>
    </style:style>
    <style:style style:name="P11" style:family="paragraph">
      <style:text-properties style:font-name="Arial" fo:font-size="12pt" style:font-name-asian="Arial" style:font-size-asian="12pt" style:font-size-complex="12pt"/>
    </style:style>
    <style:style style:name="P12" style:family="paragraph">
      <style:paragraph-properties fo:text-align="center"/>
      <style:text-properties style:font-size-asian="12pt" style:font-size-complex="12pt"/>
    </style:style>
    <style:style style:name="P13" style:family="paragraph">
      <loext:graphic-properties draw:fill="none" draw:fill-color="#ffffff"/>
      <style:text-properties fo:color="#ff0000" loext:opacity="100%" style:font-name="Arial" fo:font-size="12pt" style:font-name-asian="Arial" style:font-size-asian="12pt" style:font-size-complex="12pt"/>
    </style:style>
    <style:style style:name="P14" style:family="paragraph">
      <loext:graphic-properties draw:fill="none" draw:fill-color="#ffffff"/>
      <style:text-properties fo:color="#000000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color="#81d41a" loext:opacity="100%" style:font-name="Arial"/>
    </style:style>
    <style:style style:name="P16" style:family="paragraph">
      <loext:graphic-properties draw:fill="none" draw:fill-color="#ffffff"/>
      <style:text-properties style:font-name="Arial" fo:font-size="14pt" fo:font-weight="bold" style:font-name-asian="Arial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text-properties fo:color="#ff0000" loext:opacity="100%" style:font-name="Arial" fo:font-size="9pt" style:font-size-asian="9pt" style:font-size-complex="9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text-properties fo:color="#81d41a" loext:opacity="100%" style:font-name="Arial" fo:font-size="10.5pt" fo:font-style="italic" style:font-name-asian="Arial" style:font-size-asian="10.5pt" style:font-style-asian="italic" style:font-size-complex="10.5pt" style:font-style-complex="italic"/>
    </style:style>
    <style:style style:name="T1" style:family="text">
      <style:text-properties fo:font-size="13pt" style:font-size-asian="20pt" style:font-size-complex="20pt"/>
    </style:style>
    <style:style style:name="T2" style:family="text">
      <style:text-properties fo:color="#ffb66c" loext:opacity="100%"/>
    </style:style>
    <style:style style:name="T3" style:family="text">
      <style:text-properties style:font-name="Arial" fo:font-size="12pt" style:font-name-asian="Arial" style:font-size-asian="12pt" style:font-size-complex="12pt"/>
    </style:style>
    <style:style style:name="T4" style:family="text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fo:color="#c9211e" loext:opacity="100%" style:font-name="Arial" fo:font-size="12pt" style:font-name-asian="Arial" style:font-size-asian="12pt" style:font-size-complex="12pt"/>
    </style:style>
    <style:style style:name="T7" style:family="text">
      <style:text-properties fo:color="#ff0000" loext:opacity="100%" style:font-name="Arial" fo:font-size="12pt" style:font-name-asian="Arial" style:font-size-asian="12pt" style:font-size-complex="12pt"/>
    </style:style>
    <style:style style:name="T8" style:family="text">
      <style:text-properties fo:color="#000000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9" style:family="text">
      <style:text-properties fo:color="#81d41a" loext:opacity="100%" style:font-name="Arial"/>
    </style:style>
    <style:style style:name="T10" style:family="text">
      <style:text-properties style:font-name="Arial" fo:font-size="14pt" fo:font-weight="bold" style:font-name-asian="Arial" style:font-size-asian="14pt" style:font-weight-asian="bold" style:font-size-complex="14pt" style:font-weight-complex="bold"/>
    </style:style>
    <style:style style:name="T11" style:family="text">
      <style:text-properties style:font-name="Arial" fo:font-size="9pt" style:font-size-asian="9pt" style:font-size-complex="9pt"/>
    </style:style>
    <style:style style:name="T12" style:family="text">
      <style:text-properties fo:color="#ff0000" loext:opacity="100%" style:font-name="Arial" fo:font-size="9pt" style:font-size-asian="9pt" style:font-size-complex="9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Arial2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Arial2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1d41a" loext:opacity="100%" style:font-name="Arial" fo:font-size="10.5pt" fo:font-style="italic" style:font-name-asian="Arial" style:font-size-asian="10.5pt" style:font-style-asian="italic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5cm" svg:height="8cm" svg:x="6.5cm" svg:y="2.25cm">
          <text:p text:style-name="P1"><text:span text:style-name="T1">psd_overla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75cm" svg:y1="2.975cm" svg:x2="6.5cm" svg:y2="2.975cm">
          <text:p/>
        </draw:line>
        <draw:line draw:style-name="gr3" draw:text-style-name="P3" draw:layer="layout" svg:x1="2.75cm" svg:y1="3.975cm" svg:x2="6.5cm" svg:y2="3.975cm">
          <text:p/>
        </draw:line>
        <draw:line draw:style-name="gr3" draw:text-style-name="P3" draw:layer="layout" svg:x1="2.75cm" svg:y1="4.975cm" svg:x2="6.5cm" svg:y2="4.975cm">
          <text:p/>
        </draw:line>
        <draw:line draw:style-name="gr3" draw:text-style-name="P3" draw:layer="layout" svg:x1="2.75cm" svg:y1="7.75cm" svg:x2="6.5cm" svg:y2="7.75cm">
          <text:p/>
        </draw:line>
        <draw:frame draw:style-name="gr4" draw:text-style-name="P4" draw:layer="layout" svg:width="2.229cm" svg:height="0.725cm" svg:x="2.521cm" svg:y="2.25cm">
          <draw:text-box>
            <text:p>data_i_in</text:p>
          </draw:text-box>
        </draw:frame>
        <draw:frame draw:style-name="gr5" draw:text-style-name="P4" draw:layer="layout" svg:width="4.5cm" svg:height="1.306cm" svg:x="11cm" svg:y="5.944cm">
          <draw:text-box>
            <text:p>data_out_valid</text:p>
          </draw:text-box>
        </draw:frame>
        <draw:frame draw:style-name="gr6" draw:text-style-name="P4" draw:layer="layout" svg:width="2.729cm" svg:height="1.361cm" svg:x="2.521cm" svg:y="3.25cm">
          <draw:text-box>
            <text:p>data_q_in</text:p>
          </draw:text-box>
        </draw:frame>
        <draw:frame draw:style-name="gr7" draw:text-style-name="P4" draw:layer="layout" svg:width="3.729cm" svg:height="1.475cm" svg:x="2.521cm" svg:y="4.25cm">
          <draw:text-box>
            <text:p>data_in_valid</text:p>
          </draw:text-box>
        </draw:frame>
        <draw:frame draw:style-name="gr6" draw:text-style-name="P5" draw:layer="layout" svg:width="3cm" svg:height="1.361cm" svg:x="2.5cm" svg:y="6cm">
          <draw:text-box>
            <text:p><text:span text:style-name="T2">frame_len</text:span></text:p>
          </draw:text-box>
        </draw:frame>
        <draw:line draw:style-name="gr3" draw:text-style-name="P3" draw:layer="layout" svg:x1="2.75cm" svg:y1="8.75cm" svg:x2="6.5cm" svg:y2="8.75cm">
          <text:p/>
        </draw:line>
        <draw:line draw:style-name="gr3" draw:text-style-name="P3" draw:layer="layout" svg:x1="2.743cm" svg:y1="7.75cm" svg:x2="6.493cm" svg:y2="7.75cm">
          <text:p/>
        </draw:line>
        <draw:line draw:style-name="gr3" draw:text-style-name="P3" draw:layer="layout" svg:x1="2.75cm" svg:y1="6.75cm" svg:x2="6.5cm" svg:y2="6.75cm">
          <text:p/>
        </draw:line>
        <draw:line draw:style-name="gr3" draw:text-style-name="P3" draw:layer="layout" svg:x1="2.75cm" svg:y1="9.75cm" svg:x2="6.5cm" svg:y2="9.75cm">
          <text:p/>
        </draw:line>
        <draw:frame draw:style-name="gr8" draw:text-style-name="P5" draw:layer="layout" svg:width="3.75cm" svg:height="1.25cm" svg:x="2.5cm" svg:y="7cm">
          <draw:text-box>
            <text:p><text:span text:style-name="T2">frame_len_valid</text:span></text:p>
          </draw:text-box>
        </draw:frame>
        <draw:frame draw:style-name="gr8" draw:text-style-name="P5" draw:layer="layout" svg:width="3.75cm" svg:height="1.25cm" svg:x="2.5cm" svg:y="8cm">
          <draw:text-box>
            <text:p><text:span text:style-name="T2">overlap_len</text:span></text:p>
          </draw:text-box>
        </draw:frame>
        <draw:frame draw:style-name="gr9" draw:text-style-name="P5" draw:layer="layout" svg:width="4cm" svg:height="1cm" svg:x="2.5cm" svg:y="9cm">
          <draw:text-box>
            <text:p><text:span text:style-name="T2">overlap_len_valid</text:span></text:p>
          </draw:text-box>
        </draw:frame>
        <draw:line draw:style-name="gr2" draw:text-style-name="P3" draw:layer="layout" svg:x1="11cm" svg:y1="3.75cm" svg:x2="14.75cm" svg:y2="3.75cm">
          <text:p/>
        </draw:line>
        <draw:line draw:style-name="gr2" draw:text-style-name="P3" draw:layer="layout" svg:x1="11cm" svg:y1="5.25cm" svg:x2="14.75cm" svg:y2="5.25cm">
          <text:p/>
        </draw:line>
        <draw:line draw:style-name="gr2" draw:text-style-name="P3" draw:layer="layout" svg:x1="11cm" svg:y1="6.75cm" svg:x2="14.75cm" svg:y2="6.75cm">
          <text:p/>
        </draw:line>
        <draw:frame draw:style-name="gr10" draw:text-style-name="P4" draw:layer="layout" svg:width="3.75cm" svg:height="1.556cm" svg:x="11cm" svg:y="3cm">
          <draw:text-box>
            <text:p>data_i_out</text:p>
          </draw:text-box>
        </draw:frame>
        <draw:frame draw:style-name="gr8" draw:text-style-name="P4" draw:layer="layout" svg:width="4cm" svg:height="1.25cm" svg:x="11cm" svg:y="4.5cm">
          <draw:text-box>
            <text:p>data_q_out</text:p>
          </draw:text-box>
        </draw:frame>
        <draw:line draw:style-name="gr2" draw:text-style-name="P3" draw:layer="layout" svg:x1="11cm" svg:y1="8.25cm" svg:x2="14.75cm" svg:y2="8.25cm">
          <text:p/>
        </draw:line>
        <draw:line draw:style-name="gr2" draw:text-style-name="P3" draw:layer="layout" svg:x1="10.993cm" svg:y1="6.75cm" svg:x2="14.743cm" svg:y2="6.75cm">
          <text:p/>
        </draw:line>
        <draw:frame draw:style-name="gr5" draw:text-style-name="P4" draw:layer="layout" svg:width="4.5cm" svg:height="1.306cm" svg:x="11cm" svg:y="5.944cm">
          <draw:text-box>
            <text:p>data_out_valid</text:p>
          </draw:text-box>
        </draw:frame>
        <draw:frame draw:style-name="gr5" draw:text-style-name="P4" draw:layer="layout" svg:width="4.5cm" svg:height="1.306cm" svg:x="11cm" svg:y="7.5cm">
          <draw:text-box>
            <text:p>data_out_last</text:p>
          </draw:text-box>
        </draw:frame>
        <draw:line draw:style-name="gr11" draw:text-style-name="P3" draw:layer="layout" svg:x1="13.95cm" svg:y1="5cm" svg:x2="13.7cm" svg:y2="5.5cm">
          <text:p/>
        </draw:line>
        <draw:line draw:style-name="gr11" draw:text-style-name="P3" draw:layer="layout" svg:x1="5.25cm" svg:y1="2.75cm" svg:x2="5cm" svg:y2="3.25cm">
          <text:p/>
        </draw:line>
        <draw:line draw:style-name="gr11" draw:text-style-name="P3" draw:layer="layout" svg:x1="5.15cm" svg:y1="3.75cm" svg:x2="4.9cm" svg:y2="4.25cm">
          <text:p/>
        </draw:line>
        <draw:line draw:style-name="gr11" draw:text-style-name="P3" draw:layer="layout" svg:x1="14cm" svg:y1="3.5cm" svg:x2="13.75cm" svg:y2="4cm">
          <text:p/>
        </draw:line>
        <draw:line draw:style-name="gr12" draw:text-style-name="P3" draw:layer="layout" svg:x1="5.45cm" svg:y1="8.525cm" svg:x2="5.2cm" svg:y2="9.025cm">
          <text:p/>
        </draw:line>
        <draw:line draw:style-name="gr12" draw:text-style-name="P3" draw:layer="layout" svg:x1="5.5cm" svg:y1="6.525cm" svg:x2="5.25cm" svg:y2="7.025cm">
          <text:p/>
        </draw:line>
        <draw:frame draw:style-name="gr13" draw:text-style-name="P6" draw:layer="layout" svg:width="4.131cm" svg:height="1.199cm" svg:x="6.75cm" svg:y="12.15cm">
          <draw:text-box>
            <text:p><text:span text:style-name="T3">clk_in : 204.8MHz</text:span></text:p>
            <text:p><text:span text:style-name="T3">rst_n <text:s/>: </text:span><text:span text:style-name="T3">低电平有效</text:span></text:p>
          </draw:text-box>
        </draw:frame>
        <draw:custom-shape draw:style-name="gr14" draw:text-style-name="P1" draw:layer="layout" svg:width="4.75cm" svg:height="1.5cm" svg:x="6.5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0.25cm" svg:height="7cm" svg:x="18.25cm" svg:y="2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2.991cm" svg:height="0.763cm" svg:x="22.259cm" svg:y="2cm">
          <draw:text-box>
            <text:p text:style-name="P7"><text:span text:style-name="T1">psd_overlap</text:span></text:p>
          </draw:text-box>
        </draw:frame>
        <draw:line draw:style-name="gr2" draw:text-style-name="P3" draw:layer="layout" svg:x1="16cm" svg:y1="5.55cm" svg:x2="21.5cm" svg:y2="5.5cm">
          <text:p/>
        </draw:line>
        <draw:custom-shape draw:style-name="gr17" draw:text-style-name="P8" draw:layer="layout" svg:width="1.777cm" svg:height="0.65cm" svg:x="17.473cm" svg:y="5.15cm">
          <text:p text:style-name="P1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5cm" svg:height="1.5cm" svg:x="21.5cm" svg:y="4.75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1.92cm" svg:height="0.725cm" svg:x="22.33cm" svg:y="5.05cm">
          <draw:text-box>
            <text:p>counter</text:p>
          </draw:text-box>
        </draw:frame>
        <draw:line draw:style-name="gr20" draw:text-style-name="P3" draw:layer="layout" svg:x1="25cm" svg:y1="5.5cm" svg:x2="30.5cm" svg:y2="5.5cm">
          <text:p/>
        </draw:line>
        <draw:custom-shape draw:style-name="gr17" draw:text-style-name="P8" draw:layer="layout" svg:width="1.777cm" svg:height="0.65cm" svg:x="27.723cm" svg:y="5.15cm">
          <text:p text:style-name="P1">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layer="layout" svg:width="14.098cm" svg:height="3.338cm" svg:x="1.25cm" svg:y="18.1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4">信号名称</text:span></text:p>
              </table:table-cell>
              <table:table-cell table:style-name="ce2">
                <text:p text:style-name="P9"><text:span text:style-name="T4">信号说明</text:span></text:p>
              </table:table-cell>
            </table:table-row>
            <table:table-row table:style-name="ro1">
              <table:table-cell table:style-name="ce3">
                <text:p text:style-name="P10"><text:span text:style-name="T5">data_i_in</text:span></text:p>
              </table:table-cell>
              <table:table-cell table:style-name="ce4">
                <text:p text:style-name="P11"><text:span text:style-name="T3">输入</text:span><text:span text:style-name="T3">I</text:span><text:span text:style-name="T3">路信号，</text:span><text:span text:style-name="T3">16bit</text:span></text:p>
              </table:table-cell>
            </table:table-row>
            <table:table-row table:style-name="ro2">
              <table:table-cell table:style-name="ce3">
                <text:p text:style-name="P10"><text:span text:style-name="T5">data_q_in</text:span></text:p>
              </table:table-cell>
              <table:table-cell table:style-name="ce4">
                <text:p text:style-name="P11"><text:span text:style-name="T3">输入</text:span><text:span text:style-name="T3">Q</text:span><text:span text:style-name="T3">路信号，</text:span><text:span text:style-name="T3">16bit</text:span></text:p>
              </table:table-cell>
            </table:table-row>
            <table:table-row table:style-name="ro3">
              <table:table-cell table:style-name="ce5">
                <text:p text:style-name="P12"><text:span text:style-name="T5">data_in_valid</text:span></text:p>
              </table:table-cell>
              <table:table-cell table:style-name="ce4">
                <text:p text:style-name="P11"><text:span text:style-name="T3">输入</text:span><text:span text:style-name="T3">I/Q</text:span><text:span text:style-name="T3">数据有效信号，</text:span><text:span text:style-name="T3">1bi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6" draw:layer="layout" svg:width="3.042cm" svg:height="0.725cm" svg:x="7.114cm" svg:y="17.237cm">
          <draw:text-box>
            <text:p text:style-name="P7"><text:span text:style-name="T3">输入数据信号</text:span></text:p>
          </draw:text-box>
        </draw:frame>
        <draw:frame draw:style-name="gr21" draw:layer="layout" svg:width="14.098cm" svg:height="5.15cm" svg:x="1.257cm" svg:y="23.1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4">信号名称</text:span></text:p>
              </table:table-cell>
              <table:table-cell>
                <text:p text:style-name="P9"><text:span text:style-name="T4">信号说明</text:span></text:p>
              </table:table-cell>
            </table:table-row>
            <table:table-row table:style-name="ro4">
              <table:table-cell table:style-name="ce6">
                <text:p text:style-name="P10"><text:span text:style-name="T5">frame_len</text:span></text:p>
              </table:table-cell>
              <table:table-cell table:style-name="ce7">
                <text:p text:style-name="P11"><text:span text:style-name="T3">帧长度，最大</text:span><text:span text:style-name="T3">65536</text:span><text:span text:style-name="T3">点，</text:span><text:span text:style-name="T3">log2(16) = 4</text:span><text:span text:style-name="T3">，</text:span><text:span text:style-name="T6">这里使用</text:span><text:span text:style-name="T6">5bit</text:span></text:p>
              </table:table-cell>
            </table:table-row>
            <table:table-row table:style-name="ro5">
              <table:table-cell table:style-name="ce6">
                <text:p text:style-name="P10"><text:span text:style-name="T5">frame_len_valid</text:span></text:p>
              </table:table-cell>
              <table:table-cell table:style-name="ce7">
                <text:p text:style-name="P11"><text:span text:style-name="T3">帧长度有效信号，</text:span><text:span text:style-name="T3">1bit</text:span></text:p>
              </table:table-cell>
            </table:table-row>
            <table:table-row table:style-name="ro5">
              <table:table-cell table:style-name="ce8">
                <text:p text:style-name="P12"><text:span text:style-name="T5">overlap_len</text:span></text:p>
              </table:table-cell>
              <table:table-cell table:style-name="ce7">
                <text:p text:style-name="P11"><text:span text:style-name="T3">交叠长度，最大</text:span><text:span text:style-name="T3">32768</text:span><text:span text:style-name="T3">点</text:span><text:span text:style-name="T3">(</text:span><text:span text:style-name="T3">帧长度的一半</text:span><text:span text:style-name="T3">)</text:span><text:span text:style-name="T3">，</text:span><text:span text:style-name="T3">15bit </text:span><text:span text:style-name="T3">（ </text:span><text:span text:style-name="T7">可能有问题</text:span><text:span text:style-name="T3"> </text:span><text:span text:style-name="T3">)</text:span></text:p>
              </table:table-cell>
            </table:table-row>
            <table:table-row table:style-name="ro5">
              <table:table-cell table:style-name="ce9">
                <text:p text:style-name="P10"><text:span text:style-name="T5">overlap_len_valid</text:span></text:p>
              </table:table-cell>
              <table:table-cell table:style-name="ce7">
                <text:p text:style-name="P11"><text:span text:style-name="T3">交叠长度有效信号，</text:span><text:span text:style-name="T3">1bi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2" draw:text-style-name="P6" draw:layer="layout" svg:width="3.042cm" svg:height="0.725cm" svg:x="7.121cm" svg:y="22.25cm">
          <draw:text-box>
            <text:p text:style-name="P7"><text:span text:style-name="T3">输入控制信号</text:span></text:p>
          </draw:text-box>
        </draw:frame>
        <draw:line draw:style-name="gr23" draw:text-style-name="P3" draw:layer="layout" svg:x1="16cm" svg:y1="9.75cm" svg:x2="16cm" svg:y2="28.25cm">
          <text:p/>
        </draw:line>
        <draw:frame draw:style-name="gr21" draw:layer="layout" svg:width="14.098cm" svg:height="5.065cm" svg:x="16.652cm" svg:y="23.1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4">信号名称</text:span></text:p>
              </table:table-cell>
              <table:table-cell>
                <text:p text:style-name="P9"><text:span text:style-name="T4">信号说明</text:span></text:p>
              </table:table-cell>
            </table:table-row>
            <table:table-row table:style-name="ro4">
              <table:table-cell table:style-name="ce3">
                <text:p text:style-name="P10"><text:span text:style-name="T5">data_i_out</text:span></text:p>
              </table:table-cell>
              <table:table-cell table:style-name="ce4">
                <text:p text:style-name="P11"><text:span text:style-name="T3">输出</text:span><text:span text:style-name="T3">I</text:span><text:span text:style-name="T3">路信号，</text:span><text:span text:style-name="T3">16bit</text:span></text:p>
              </table:table-cell>
            </table:table-row>
            <table:table-row table:style-name="ro5">
              <table:table-cell table:style-name="ce3">
                <text:p text:style-name="P10"><text:span text:style-name="T5">data_q_out</text:span></text:p>
              </table:table-cell>
              <table:table-cell table:style-name="ce4">
                <text:p text:style-name="P11"><text:span text:style-name="T3">输出</text:span><text:span text:style-name="T3">Q</text:span><text:span text:style-name="T3">路信号，</text:span><text:span text:style-name="T3">16bit</text:span></text:p>
              </table:table-cell>
            </table:table-row>
            <table:table-row table:style-name="ro5">
              <table:table-cell table:style-name="ce5">
                <text:p text:style-name="P12"><text:span text:style-name="T5">data_out_valid</text:span></text:p>
              </table:table-cell>
              <table:table-cell table:style-name="ce4">
                <text:p text:style-name="P11"><text:span text:style-name="T3">输出</text:span><text:span text:style-name="T3">I/Q</text:span><text:span text:style-name="T3">数据有效信号，</text:span><text:span text:style-name="T3">1bit</text:span></text:p>
              </table:table-cell>
            </table:table-row>
            <table:table-row table:style-name="ro5">
              <table:table-cell table:style-name="ce10">
                <text:p text:style-name="P10"><text:span text:style-name="T5">data_out_last</text:span></text:p>
              </table:table-cell>
              <table:table-cell table:style-name="ce4">
                <text:p text:style-name="P11"><text:span text:style-name="T3">1</text:span><text:span text:style-name="T3">帧数据结束标志，</text:span><text:span text:style-name="T3">1bi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4" draw:text-style-name="P6" draw:layer="layout" svg:width="2.195cm" svg:height="0.725cm" svg:x="22.75cm" svg:y="22.335cm">
          <draw:text-box>
            <text:p text:style-name="P7"><text:span text:style-name="T3">输出信号</text:span></text:p>
          </draw:text-box>
        </draw:frame>
        <draw:line draw:style-name="gr23" draw:text-style-name="P3" draw:layer="layout" svg:x1="31.5cm" svg:y1="1.75cm" svg:x2="31.5cm" svg:y2="17.25cm">
          <text:p/>
        </draw:line>
        <draw:custom-shape draw:style-name="gr25" draw:text-style-name="P1" draw:layer="layout" svg:width="2.25cm" svg:height="0.75cm" svg:x="31.75cm" svg:y="2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4cm" svg:y="2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6.25cm" svg:y="2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8.5cm" svg:y="2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1.75cm" svg:y="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3.5cm" svg:y="4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5.25cm" svg:y="5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7cm" svg:y="6.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8.5cm" svg:y="7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2.036cm" svg:height="0.725cm" svg:x="36cm" svg:y="1.75cm">
          <draw:text-box>
            <text:p><text:span text:style-name="T3">1/4</text:span><text:span text:style-name="T3">交叠</text:span></text:p>
          </draw:text-box>
        </draw:frame>
        <draw:frame draw:style-name="gr27" draw:text-style-name="P13" draw:layer="layout" svg:width="6.997cm" svg:height="1.199cm" svg:x="32.253cm" svg:y="26.301cm">
          <draw:text-box>
            <text:p><text:span text:style-name="T7">1. </text:span><text:span text:style-name="T7">交叠时数据量会变多，还没有想</text:span></text:p>
            <text:p><text:span text:style-name="T7"><text:s text:c="5"/></text:span><text:span text:style-name="T7">好该如何解决？</text:span></text:p>
          </draw:text-box>
        </draw:frame>
        <draw:frame draw:style-name="gr28" draw:text-style-name="P14" draw:layer="layout" svg:width="2.619cm" svg:height="0.725cm" svg:x="32.003cm" svg:y="25.326cm">
          <draw:text-box>
            <text:p><text:span text:style-name="T8">存在问题：</text:span></text:p>
          </draw:text-box>
        </draw:frame>
        <draw:custom-shape draw:style-name="gr25" draw:text-style-name="P1" draw:layer="layout" svg:width="2.25cm" svg:height="0.75cm" svg:x="31.75cm" svg:y="9.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4cm" svg:y="9.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6.25cm" svg:y="9.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8.5cm" svg:y="9.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1.75cm" svg:y="10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2.75cm" svg:y="11.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4cm" svg:y="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5cm" svg:y="12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6.25cm" svg:y="13.5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2.036cm" svg:height="0.725cm" svg:x="35.75cm" svg:y="8.25cm">
          <draw:text-box>
            <text:p><text:span text:style-name="T3">1/2</text:span><text:span text:style-name="T3">交叠</text:span></text:p>
          </draw:text-box>
        </draw:frame>
        <draw:custom-shape draw:style-name="gr25" draw:text-style-name="P1" draw:layer="layout" svg:width="2.25cm" svg:height="0.75cm" svg:x="37.25cm" svg:y="14.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5cm" svg:height="0.75cm" svg:x="38.5cm" svg:y="15cm">
          <text:p/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1.421cm" svg:height="0.725cm" svg:x="38.5cm" svg:y="11.775cm">
          <draw:text-box>
            <text:p><text:span text:style-name="T9">2N-1</text:span></text:p>
          </draw:text-box>
        </draw:frame>
        <draw:frame draw:style-name="gr30" draw:text-style-name="P15" draw:layer="layout" svg:width="1.399cm" svg:height="0.725cm" svg:x="38.829cm" svg:y="4.525cm">
          <draw:text-box>
            <text:p><text:span text:style-name="T9">5N/4</text:span></text:p>
          </draw:text-box>
        </draw:frame>
        <draw:custom-shape draw:style-name="gr31" draw:text-style-name="P1" draw:layer="layout" svg:width="14.5cm" svg:height="12cm" svg:x="16.5cm" svg:y="10cm">
          <text:p/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2.483cm" svg:height="0.806cm" svg:x="22.52cm" svg:y="10.159cm">
          <draw:text-box>
            <text:p><text:span text:style-name="T10">接口描述</text:span></text:p>
          </draw:text-box>
        </draw:frame>
        <draw:custom-shape draw:style-name="gr33" draw:text-style-name="P2" xml:id="id1" draw:id="id1" draw:layer="layout" svg:width="2cm" svg:height="1.5cm" svg:x="31.281cm" svg:y="20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xml:id="id2" draw:id="id2" draw:layer="layout" svg:width="2cm" svg:height="1.5cm" svg:x="35.281cm" svg:y="20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4" draw:layer="layout" svg:width="2.297cm" svg:height="0.607cm" svg:x="33.234cm" svg:y="22.75cm">
          <draw:text-box>
            <text:p><text:span text:style-name="T11">counter &lt;= 0</text:span></text:p>
          </draw:text-box>
        </draw:frame>
        <draw:connector draw:style-name="gr35" draw:text-style-name="P3" draw:layer="layout" draw:type="curve" draw:line-skew="-0.226cm" svg:x1="32.281cm" svg:y1="20cm" svg:x2="36.281cm" svg:y2="20cm" draw:start-shape="id1" draw:start-glue-point="4" draw:end-shape="id2" draw:end-glue-point="4" svg:d="M32281 20000c0-1113 4000-1113 4000 0" svg:viewBox="0 0 4001 836">
          <text:p/>
        </draw:connector>
        <draw:frame draw:style-name="gr36" draw:text-style-name="P17" draw:layer="layout" svg:width="1.963cm" svg:height="0.607cm" svg:x="33.281cm" svg:y="18.5cm">
          <draw:text-box>
            <text:p><text:span text:style-name="T12">data_valid</text:span></text:p>
          </draw:text-box>
        </draw:frame>
        <draw:frame draw:style-name="gr37" draw:text-style-name="P4" draw:layer="layout" svg:width="2.442cm" svg:height="0.725cm" svg:x="33.089cm" svg:y="19.5cm">
          <draw:text-box>
            <text:p><text:span text:style-name="T11">out</text:span>_<text:span text:style-name="T11">last</text:span> <text:span text:style-name="T11">&lt;= 0</text:span></text:p>
          </draw:text-box>
        </draw:frame>
        <draw:frame draw:style-name="gr38" draw:text-style-name="P19" draw:layer="layout" svg:width="3.75cm" svg:height="0.607cm" svg:x="32.531cm" svg:y="19.25cm">
          <draw:text-box>
            <text:p text:style-name="P18"><text:span text:style-name="T13">counter &lt;= </text:span><text:span text:style-name="T11">counter +1 </text:span></text:p>
          </draw:text-box>
        </draw:frame>
        <draw:connector draw:style-name="gr39" draw:text-style-name="P3" draw:layer="layout" draw:type="curve" draw:line-skew="0.791cm" svg:x1="37.281cm" svg:y1="20.75cm" svg:x2="36.988cm" svg:y2="20.219cm" draw:start-shape="id2" draw:start-glue-point="10" draw:end-shape="id2" draw:end-glue-point="11" svg:d="M37281 20750c1960 0 1634-634 1071-1042s-1364-591-1364 511" svg:viewBox="0 0 1797 1361">
          <text:p/>
        </draw:connector>
        <draw:frame draw:style-name="gr40" draw:text-style-name="P17" draw:layer="layout" svg:width="3.469cm" svg:height="1.319cm" svg:x="37.031cm" svg:y="17.931cm">
          <draw:text-box>
            <text:p><text:span text:style-name="T14">data_valid &amp;&amp;</text:span><text:span text:style-name="T12">counter != frame_len -1 <text:s/></text:span></text:p>
          </draw:text-box>
        </draw:frame>
        <draw:frame draw:style-name="gr37" draw:text-style-name="P4" draw:layer="layout" svg:width="2.442cm" svg:height="0.725cm" svg:x="37.339cm" svg:y="19.525cm">
          <draw:text-box>
            <text:p><text:span text:style-name="T11">out</text:span>_<text:span text:style-name="T11">last</text:span> <text:span text:style-name="T11">&lt;= 0</text:span></text:p>
          </draw:text-box>
        </draw:frame>
        <draw:connector draw:style-name="gr41" draw:text-style-name="P3" draw:layer="layout" draw:type="curve" draw:line-skew="0.476cm" svg:x1="36.281cm" svg:y1="21.5cm" svg:x2="32.281cm" svg:y2="21.5cm" draw:start-shape="id2" draw:start-glue-point="8" draw:end-shape="id1" draw:end-glue-point="8" svg:d="M36281 21500c0 1488-4000 1488-4000 0" svg:viewBox="0 0 4001 1117">
          <text:p/>
        </draw:connector>
        <draw:frame draw:style-name="gr42" draw:text-style-name="P19" draw:layer="layout" svg:width="4cm" svg:height="0.963cm" svg:x="37cm" svg:y="18.787cm">
          <draw:text-box>
            <text:p text:style-name="P18"><text:span text:style-name="T13">counter &lt;= </text:span><text:span text:style-name="T11">counter +1 </text:span></text:p>
          </draw:text-box>
        </draw:frame>
        <draw:frame draw:style-name="gr40" draw:text-style-name="P17" draw:layer="layout" svg:width="4cm" svg:height="1.319cm" svg:x="32.781cm" svg:y="21.75cm">
          <draw:text-box>
            <text:p><text:span text:style-name="T14">data_valid &amp;&amp;</text:span><text:span text:style-name="T12">counter </text:span></text:p>
            <text:p><text:span text:style-name="T12">== frame_len -1 <text:s/></text:span></text:p>
          </draw:text-box>
        </draw:frame>
        <draw:frame draw:style-name="gr37" draw:text-style-name="P4" draw:layer="layout" svg:width="2.442cm" svg:height="0.725cm" svg:x="33.089cm" svg:y="23.025cm">
          <draw:text-box>
            <text:p><text:span text:style-name="T11">out</text:span>_<text:span text:style-name="T11">last</text:span> <text:span text:style-name="T11">&lt;= 1</text:span></text:p>
          </draw:text-box>
        </draw:frame>
        <draw:frame draw:style-name="gr43" draw:text-style-name="P20" draw:layer="layout" svg:width="3.817cm" svg:height="0.725cm" svg:x="36.281cm" svg:y="23cm">
          <draw:text-box>
            <text:p><text:span text:style-name="T15">红色部分为触发条件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" draw:display-name="线条箭头 1" svg:viewBox="0 0 20 20" svg:d="M0 20l10-20 10 20z"/>
    <draw:marker draw:name="线条箭头_20_13" draw:display-name="线条箭头 13" svg:viewBox="0 0 20 20" svg:d="M0 20l10-20 10 20z"/>
    <draw:marker draw:name="线条箭头_20_14" draw:display-name="线条箭头 14" svg:viewBox="0 0 20 20" svg:d="M0 20l10-20 10 20z"/>
    <draw:marker draw:name="线条箭头_20_15" draw:display-name="线条箭头 15" svg:viewBox="0 0 20 20" svg:d="M0 20l10-20 10 20z"/>
    <draw:marker draw:name="线条箭头_20_17" draw:display-name="线条箭头 17" svg:viewBox="0 0 20 20" svg:d="M0 20l10-20 10 20z"/>
    <draw:marker draw:name="线条箭头_20_2" draw:display-name="线条箭头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3cm" svg:stroke-color="#000000" draw:marker-start-width="0.25cm" draw:marker-start-center="false" draw:marker-end-width="0.25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标准" style:font-family-generic="swiss" style:font-pitch="variable" fo:font-size="1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6T20:05:00.378000000</meta:creation-date>
    <dc:date>2023-09-28T09:00:13.434000000</dc:date>
    <meta:editing-duration>PT1H50M28S</meta:editing-duration>
    <meta:editing-cycles>7</meta:editing-cycles>
    <meta:generator>LibreOffice/7.6.0.3$Windows_X86_64 LibreOffice_project/69edd8b8ebc41d00b4de3915dc82f8f0fc3b6265</meta:generator>
    <meta:document-statistic meta:object-count="93"/>
  </office:meta>
</office:document-meta>
</file>